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8">
      <style:text-properties fo:font-weight="bold"/>
    </style:style>
    <style:style style:name="P6" style:family="paragraph" style:parent-style-name="Text_20_body" style:list-style-name="L9">
      <style:text-properties fo:font-weight="bold"/>
    </style:style>
    <style:style style:name="P7" style:family="paragraph" style:parent-style-name="Text_20_body" style:list-style-name="L9"/>
    <style:style style:name="P8" style:family="paragraph" style:parent-style-name="Text_20_body">
      <style:text-properties fo:font-style="italic"/>
    </style:style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13" style:family="paragraph" style:parent-style-name="Text_20_body" style:list-style-name="L1">
      <style:paragraph-properties fo:margin-top="0cm" fo:margin-bottom="0.212cm" fo:line-height="114%"/>
      <style:text-properties style:font-name="Google Sans Text"/>
    </style:style>
    <style:style style:name="P14" style:family="paragraph" style:parent-style-name="Text_20_body" style:list-style-name="L2">
      <style:paragraph-properties fo:margin-top="0cm" fo:margin-bottom="0.212cm" fo:line-height="114%"/>
      <style:text-properties style:font-name="Google Sans Text"/>
    </style:style>
    <style:style style:name="P15" style:family="paragraph" style:parent-style-name="Text_20_body" style:list-style-name="L3">
      <style:paragraph-properties fo:margin-top="0cm" fo:margin-bottom="0.212cm" fo:line-height="114%"/>
      <style:text-properties style:font-name="Google Sans Text"/>
    </style:style>
    <style:style style:name="P16" style:family="paragraph" style:parent-style-name="Text_20_body" style:list-style-name="L4">
      <style:paragraph-properties fo:margin-top="0cm" fo:margin-bottom="0.212cm" fo:line-height="114%"/>
      <style:text-properties style:font-name="Google Sans Text"/>
    </style:style>
    <style:style style:name="P17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 fo:font-weight="bold"/>
    </style:style>
    <style:style style:name="P18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/>
    </style:style>
    <style:style style:name="P19" style:family="paragraph" style:parent-style-name="Table_20_Contents">
      <style:paragraph-properties fo:margin-top="0cm" fo:margin-bottom="0cm" fo:line-height="114%" fo:padding="0.049cm" fo:border="0.002cm solid #000000"/>
    </style:style>
    <style:style style:name="P20" style:family="paragraph" style:parent-style-name="Heading_20_3">
      <style:paragraph-properties fo:margin-top="0cm" fo:margin-bottom="0.212cm" fo:line-height="114%"/>
      <style:text-properties style:font-name="Google Sans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inalisiertes Workpaper: PAX 2026 One-Pager</text:h>
      <text:h text:style-name="Heading_20_3" text:outline-level="3">1. Visuelles Leitthema</text:h>
      <text:list xml:id="list5283220927732621785" text:style-name="L5">
        <text:list-item>
          <text:p text:style-name="P1"><text:span text:style-name="T1">Farbwelt:</text:span> Warme Gradienten von Tiefblau über Violett zu einem strahlenden Goldgelb.</text:p>
        </text:list-item>
        <text:list-item>
          <text:p text:style-name="P1"><text:span text:style-name="T1">Stilmittel:</text:span> Große, emotionale Bildflächen mit abgerundeten Ecken, die das Gemeinschaftsgefühl betonen.</text:p>
        </text:list-item>
        <text:list-item>
          <text:p text:style-name="P1"><text:span text:style-name="T1">Typografie:</text:span> Serifenlose, fette Headlines für eine moderne, klare Ansprache.</text:p>
        </text:list-item>
      </text:list>
      <text:h text:style-name="Heading_20_3" text:outline-level="3">2. Sektions-Struktur (Scroll-Reihenfolge)</text:h>
      <text:list xml:id="list875713076340994824" text:style-name="L6">
        <text:list-item>
          <text:p text:style-name="P2"><text:span text:style-name="T1">Header &amp; Hero:</text:span> * Logo, Datum (<text:span text:style-name="T1">23. – 26. Juli 2026</text:span>) und Ort (Freilichtbühne Friesack).</text:p>
          <text:list>
            <text:list-item>
              <text:p text:style-name="P2">Slogan: "Die Friedenstaube landet wieder".</text:p>
            </text:list-item>
          </text:list>
        </text:list-item>
        <text:list-item>
          <text:p text:style-name="P2"><text:span text:style-name="T1">Newsletter-Hook:</text:span> "Bist du dabei?" – Direktes Formular für Vorverkauf-Infos.</text:p>
        </text:list-item>
        <text:list-item>
          <text:p text:style-name="P2"><text:span text:style-name="T1">Vision &amp; Mission:</text:span> "Ein Ort für die PAX Familie" und "Für eine mitfühlendere Welt".</text:p>
        </text:list-item>
        <text:list-item>
          <text:p text:style-name="P2"><text:span text:style-name="T1">Das Programm-Modul (Neu):</text:span> * Hier wird das von dir gewünschte <text:span text:style-name="T1">Tab-System</text:span> integriert (Musiker, Workshops, Vorträge, Aussteller).</text:p>
          <text:list>
            <text:list-item>
              <text:p text:style-name="P2">Grafisch im hellen Beigeton der mittleren Sektion gehalten.</text:p>
            </text:list-item>
          </text:list>
        </text:list-item>
        <text:list-item>
          <text:p text:style-name="P2"><text:span text:style-name="T1">Community &amp; Mitmachen:</text:span> * Bereich für Volunteers und Helfer.</text:p>
          <text:list>
            <text:list-item>
              <text:p text:style-name="P2">Social Media Call-to-Action (Telegram &amp; Instagram) mit dem Natur-Hintergrundbild.</text:p>
            </text:list-item>
          </text:list>
        </text:list-item>
        <text:list-item>
          <text:p text:style-name="P2"><text:span text:style-name="T1">Krasser Guru Booking:</text:span> * Ein auffälliger, farblich abgesetzter Block (z.B. im Violett des Footers) zur Ticketbuchung.</text:p>
        </text:list-item>
        <text:list-item>
          <text:p text:style-name="P2"><text:span text:style-name="T1">FAQ &amp; Rechtliches:</text:span> * Ausklappbare FAQs zu Festivalregeln.</text:p>
          <text:list>
            <text:list-item>
              <text:p text:style-name="P2">Footer in Dunkelblau mit Impressum, Datenschutz und Kontakt.</text:p>
            </text:list-item>
          </text:list>
        </text:list-item>
      </text:list>
      <text:h text:style-name="Heading_20_3" text:outline-level="3">3. Technische Features</text:h>
      <text:list xml:id="list7558833259512111379" text:style-name="L7">
        <text:list-item>
          <text:p text:style-name="P3"><text:span text:style-name="T1">Tab-Navigation:</text:span> Ein sauberes JavaScript- oder CSS-Tab-Modul, das auf Mobilgeräten zu einem Accordion (untereinander klappbar) wird, um die Lesbarkeit zu garantieren.</text:p>
        </text:list-item>
        <text:list-item>
          <text:p text:style-name="P3"><text:span text:style-name="T1">Sticky Booking Button:</text:span> Ein kleiner, mitschwebender Button "Tickets", der direkt zur Krasser Guru Seite führt.</text:p>
        </text:list-item>
        <text:list-item>
          <text:p text:style-name="P3"><text:span text:style-name="T1">Anfahrt-Integration:</text:span> Kurzer Textblock zur Vietnitzer Straße 14 in 14662 Friesack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Technisches Workpaper: PAX 2026 One-Pager Relaunch</text:h>
      <text:h text:style-name="Heading_20_3" text:outline-level="3">1. Hero-Bereich (Emotionale Einleitung)</text:h>
      <text:list xml:id="list9198185799412355665" text:style-name="L8">
        <text:list-item>
          <text:p text:style-name="P4"><text:span text:style-name="T1">Hintergrund:</text:span> Vertikaler Farbverlauf von <text:span text:style-name="T1">Tiefblau (#2E3192)</text:span> über Violett zu einem warmen <text:span text:style-name="T1">Sonnengelb (#FDB813)</text:span>.</text:p>
        </text:list-item>
        <text:list-item>
          <text:p text:style-name="P5">Inhalt:</text:p>
          <text:list>
            <text:list-item>
              <text:p text:style-name="P4">PAX Logo (weiß/orange) links oben.</text:p>
            </text:list-item>
            <text:list-item>
              <text:p text:style-name="P4"><text:span text:style-name="T1">Datum:</text:span> 23. – 26. Juli 2026.</text:p>
            </text:list-item>
            <text:list-item>
              <text:p text:style-name="P4"><text:span text:style-name="T1">Ort:</text:span> Freilichtbühne Friesack bei Berlin.</text:p>
            </text:list-item>
            <text:list-item>
              <text:p text:style-name="P4"><text:span text:style-name="T1">Headline:</text:span> "Die Friedenstaube landet wieder".</text:p>
            </text:list-item>
            <text:list-item>
              <text:p text:style-name="P4"><text:span text:style-name="T1">Newsletter-Modul:</text:span> "Bist du dabei?" mit Eingabefeldern für Name und E-Mail sowie dem Button "Ich bin dabei!".</text:p>
            </text:list-item>
          </text:list>
        </text:list-item>
      </text:list>
      <text:h text:style-name="Heading_20_3" text:outline-level="3">2. Storytelling-Sektionen (Weißer/Beiger Hintergrund)</text:h>
      <text:p text:style-name="Text_20_body">Dieser Bereich nutzt abwechselnd Text links/Bild rechts und umgekehrt.</text:p>
      <text:list xml:id="list3503529628375908647" text:style-name="L9">
        <text:list-item>
          <text:p text:style-name="P6">Sektion 1: Ein Ort für die PAX Familie</text:p>
          <text:list>
            <text:list-item>
              <text:p text:style-name="P7"><text:span text:style-name="T1">Bild:</text:span> Frau mit Seifenblasen.</text:p>
            </text:list-item>
            <text:list-item>
              <text:p text:style-name="P7"><text:span text:style-name="T1">Text:</text:span> Fokus auf die Location (Vietnitzer Straße 14, 14662 Friesack) und den toleranten Raum für alle.</text:p>
            </text:list-item>
          </text:list>
        </text:list-item>
        <text:list-item>
          <text:p text:style-name="P6">Sektion 2: Acht Tage Miteinander Sein</text:p>
          <text:list>
            <text:list-item>
              <text:p text:style-name="P7"><text:span text:style-name="T1">Bild:</text:span> Drei Personen in warmem, rotem Licht.</text:p>
            </text:list-item>
            <text:list-item>
              <text:p text:style-name="P7"><text:span text:style-name="T1">Text:</text:span> Hinweis auf die Campwoche (21. – 28. Juli) und das Programm (Tanzen, Vorträge, Workshops, Lagerfeuer).</text:p>
            </text:list-item>
          </text:list>
        </text:list-item>
        <text:list-item>
          <text:p text:style-name="P6">Sektion 3: Eine mitfühlendere Welt</text:p>
          <text:list>
            <text:list-item>
              <text:p text:style-name="P7"><text:span text:style-name="T1">Bild:</text:span> Festivalbesucher mit erhobenen Händen.</text:p>
            </text:list-item>
            <text:list-item>
              <text:p text:style-name="P7"><text:span text:style-name="T1">Text:</text:span> Die Vision eines menschlichen Miteinanders.</text:p>
            </text:list-item>
          </text:list>
        </text:list-item>
      </text:list>
      <text:h text:style-name="Heading_20_3" text:outline-level="3">3. Das Tab-System (Programmvorschau)</text:h>
      <text:p text:style-name="P8">Neu einzufügen unterhalb der Story-Sektionen:</text:p>
      <text:list xml:id="list545616726544690820" text:style-name="L10">
        <text:list-item>
          <text:p text:style-name="P9"><text:span text:style-name="T1">Design:</text:span> Horizontale Tab-Leiste (Musiker | Workshops | Vorträge | Aussteller).</text:p>
        </text:list-item>
        <text:list-item>
          <text:p text:style-name="P9"><text:span text:style-name="T1">Funktion:</text:span> Klick auf einen Tab tauscht den Content-Bereich darunter aus, ohne die Seite neu zu laden.</text:p>
        </text:list-item>
        <text:list-item>
          <text:p text:style-name="P9"><text:span text:style-name="T1">Mobil:</text:span> Umwandlung der Tabs in ein vertikales Accordion für bessere Bedienbarkeit.</text:p>
        </text:list-item>
      </text:list>
      <text:h text:style-name="Heading_20_3" text:outline-level="3">4. Community &amp; Social Media (Footer-Vorbereitung)</text:h>
      <text:list xml:id="list1177888206090233246" text:style-name="L11">
        <text:list-item>
          <text:p text:style-name="P10"><text:span text:style-name="T1">Hintergrund:</text:span> Foto einer Menschengruppe auf einer Wiese mit violettem Overlay.</text:p>
        </text:list-item>
        <text:list-item>
          <text:p text:style-name="P10"><text:span text:style-name="T1">Headline:</text:span> "Werde jetzt Teil der Pax Familie und verpasse keine Neuigkeiten mehr:".</text:p>
        </text:list-item>
        <text:list-item>
          <text:p text:style-name="P10"><text:span text:style-name="T1">Buttons:</text:span> "Telegram Kanal abonnieren" und "Instagram Kanal abonnieren" (Dunkelviolett <text:soft-page-break/>mit Icons).</text:p>
        </text:list-item>
      </text:list>
      <text:h text:style-name="Heading_20_3" text:outline-level="3">5. Rechtlicher Bereich (Dunkelvioletter Footer)</text:h>
      <text:list xml:id="list4700687552270286619" text:style-name="L12">
        <text:list-item>
          <text:p text:style-name="P11"><text:span text:style-name="T1">Inhalt:</text:span> PAX Logo (weiß), Navigationslinks (Home, Impressum), sowie Text "PAX – Das Weltfriedensfestival".</text:p>
        </text:list-item>
        <text:list-item>
          <text:p text:style-name="P11"><text:span text:style-name="T1">Ergänzung für 2026:</text:span> Hier werden die Links für Datenschutz und die neuen Festivalregeln platzier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Friedland</meta:initial-creator>
    <meta:creation-date>2026-01-06T17:47:11.93</meta:creation-date>
    <meta:document-statistic meta:table-count="0" meta:image-count="0" meta:object-count="0" meta:page-count="3" meta:paragraph-count="53" meta:word-count="512" meta:character-count="3588"/>
    <dc:date>2026-01-06T17:52:09.08</dc:date>
    <dc:creator>Alexander Friedland</dc:creator>
    <meta:editing-duration>PT4M57S</meta:editing-duration>
    <meta:editing-cycles>1</meta:editing-cycles>
    <meta:generator>OpenOffice/4.1.15$Win32 OpenOffice.org_project/4115m2$Build-9813</meta:generator>
  </office:meta>
</office:document-meta>
</file>